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cm"/>
    </style:style>
    <style:style style:name="gr2" style:family="graphic" style:parent-style-name="objectwithoutfill">
      <style:graphic-properties draw:stroke="dash" draw:stroke-dash="_32__20_Dots_20_1_20_Dash" draw:fill="none" draw:textarea-horizontal-align="center" draw:textarea-vertical-align="middl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3cm" svg:height="0.983cm" svg:x="4.5cm" svg:y="1.137cm">
          <draw:text-box>
            <text:p text:style-name="P1"><text:span text:style-name="T1">Client</text:span></text:p>
          </draw:text-box>
        </draw:frame>
        <draw:frame draw:style-name="gr1" draw:text-style-name="P1" draw:layer="layout" svg:width="3.1cm" svg:height="0.983cm" svg:x="13.6cm" svg:y="1cm">
          <draw:text-box>
            <text:p text:style-name="P1"><text:span text:style-name="T1">Serveur</text:span></text:p>
          </draw:text-box>
        </draw:frame>
        <draw:line draw:style-name="gr2" draw:text-style-name="P2" draw:layer="layout" svg:x1="11cm" svg:y1="1cm" svg:x2="11cm" svg:y2="38.8cm">
          <text:p/>
        </draw:line>
        <draw:custom-shape draw:style-name="gr3" draw:text-style-name="P2" xml:id="id1" draw:id="id1" draw:layer="layout" svg:width="1.1cm" svg:height="1.1cm" svg:x="4.9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" draw:id="id2" draw:layer="layout" svg:width="5.3cm" svg:height="1.4cm" svg:x="2.8cm" svg:y="4.3cm">
          <text:p text:style-name="P3"><text:span text:style-name="T2">Ouverture de l'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3" draw:id="id3" draw:layer="layout" svg:width="5.3cm" svg:height="1.4cm" svg:x="2.801cm" svg:y="6.701cm">
          <text:p text:style-name="P3"><text:span text:style-name="T2">Authent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4" draw:id="id4" draw:layer="layout" svg:width="5.3cm" svg:height="1.4cm" svg:x="12.602cm" svg:y="6.702cm">
          <text:p text:style-name="P3"><text:span text:style-name="T2">Autori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5" draw:id="id5" draw:layer="layout" svg:width="2.2cm" svg:height="2.1cm" svg:x="14.1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6" draw:id="id6" draw:layer="layout" svg:width="5.3cm" svg:height="1.4cm" svg:x="2.8cm" svg:y="9.3cm">
          <text:p text:style-name="P3"><text:span text:style-name="T2">Authentification réuss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8" draw:id="id8" draw:layer="layout" svg:width="5.3cm" svg:height="1.4cm" svg:x="2.801cm" svg:y="11.401cm">
          <text:p text:style-name="P3"><text:span text:style-name="T2">Connexion au lobb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9" draw:id="id9" draw:layer="layout" svg:width="5.3cm" svg:height="1.4cm" svg:x="12.4cm" svg:y="11.4cm">
          <text:p text:style-name="P3"><text:span text:style-name="T2">Liste des part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0" draw:id="id10" draw:layer="layout" svg:width="5.3cm" svg:height="1.4cm" svg:x="2.8cm" svg:y="14cm">
          <text:p text:style-name="P3"><text:span text:style-name="T2">Affichage des part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1" draw:id="id11" draw:layer="layout" svg:width="5.3cm" svg:height="1.4cm" svg:x="2.801cm" svg:y="19.701cm">
          <text:p text:style-name="P3"><text:span text:style-name="T2">Connexion à une part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3" draw:id="id13" draw:layer="layout" svg:width="5.3cm" svg:height="1.4cm" svg:x="2.8cm" svg:y="22.3cm">
          <text:p text:style-name="P3"><text:span text:style-name="T2">Joueur prê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5" draw:id="id15" draw:layer="layout" svg:width="5.3cm" svg:height="1.4cm" svg:x="2.7cm" svg:y="25cm">
          <text:p text:style-name="P3"><text:span text:style-name="T2">Lancement de la part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8" draw:id="id18" draw:layer="layout" svg:width="5.3cm" svg:height="1.4cm" svg:x="2.8cm" svg:y="27.3cm">
          <text:p text:style-name="P3"><text:span text:style-name="T2">Fin de la part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2" draw:id="id12" draw:layer="layout" svg:width="5.3cm" svg:height="1.4cm" svg:x="12.2cm" svg:y="19.7cm">
          <text:p text:style-name="P3"><text:span text:style-name="T2">Connexion &amp; Informations</text:span></text:p>
          <text:p text:style-name="P3"><text:span text:style-name="T2"><text:s/></text:span><text:span text:style-name="T2">de la part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4" draw:id="id14" draw:layer="layout" svg:width="5.3cm" svg:height="1.4cm" svg:x="12cm" svg:y="22.3cm">
          <text:p text:style-name="P3"><text:span text:style-name="T2">Autorisation début part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5.45cm" svg:y1="3.6cm" svg:x2="5.45cm" svg:y2="4.3cm" draw:start-shape="id1" draw:start-glue-point="8" draw:end-shape="id2" draw:end-glue-point="0" svg:d="M5450 3600v700" svg:viewBox="0 0 1 701">
          <text:p/>
        </draw:connector>
        <draw:connector draw:style-name="gr6" draw:text-style-name="P2" xml:id="id7" draw:id="id7" draw:layer="layout" svg:x1="5.45cm" svg:y1="5.7cm" svg:x2="5.451cm" svg:y2="6.701cm" draw:start-shape="id2" draw:start-glue-point="2" draw:end-shape="id3" draw:end-glue-point="0" svg:d="M5450 5700v501h1v500" svg:viewBox="0 0 2 1002">
          <text:p/>
        </draw:connector>
        <draw:connector draw:style-name="gr6" draw:text-style-name="P2" draw:layer="layout" svg:x1="8.101cm" svg:y1="7.401cm" svg:x2="12.602cm" svg:y2="7.402cm" draw:start-shape="id3" draw:start-glue-point="1" draw:end-shape="id4" draw:end-glue-point="3" svg:d="M8101 7401h2251v1h2250" svg:viewBox="0 0 4502 2">
          <text:p/>
        </draw:connector>
        <draw:connector draw:style-name="gr6" draw:text-style-name="P2" draw:layer="layout" svg:x1="15.252cm" svg:y1="8.102cm" svg:x2="15.2cm" svg:y2="9cm" draw:start-shape="id4" draw:start-glue-point="2" draw:end-shape="id5" draw:end-glue-point="4" svg:d="M15252 8102v450h-52v448" svg:viewBox="0 0 53 899">
          <text:p/>
        </draw:connector>
        <draw:connector draw:style-name="gr6" draw:text-style-name="P2" draw:layer="layout" svg:x1="14.1cm" svg:y1="10.05cm" svg:x2="8.1cm" svg:y2="10cm" draw:start-shape="id5" draw:start-glue-point="5" draw:end-shape="id6" draw:end-glue-point="1" svg:d="M14100 10050h-2999v-50h-3001" svg:viewBox="0 0 6001 51">
          <text:p/>
        </draw:connector>
        <draw:connector draw:style-name="gr6" draw:text-style-name="P2" draw:layer="layout" draw:line-skew="2.298cm" svg:x1="16.3cm" svg:y1="10.05cm" svg:x2="5.45cm" svg:y2="6.201cm" draw:start-shape="id5" draw:start-glue-point="7" draw:end-shape="id7" draw:end-glue-point="0" svg:d="M16300 10050h2800v-3849h-13650" svg:viewBox="0 0 13651 3850">
          <text:p/>
        </draw:connector>
        <draw:connector draw:style-name="gr6" draw:text-style-name="P2" draw:layer="layout" svg:x1="5.45cm" svg:y1="10.7cm" svg:x2="5.451cm" svg:y2="11.401cm" draw:start-shape="id6" draw:start-glue-point="2" draw:end-shape="id8" draw:end-glue-point="0" svg:d="M5450 10700v351h1v350" svg:viewBox="0 0 2 702">
          <text:p/>
        </draw:connector>
        <draw:connector draw:style-name="gr6" draw:text-style-name="P2" draw:layer="layout" svg:x1="8.101cm" svg:y1="12.101cm" svg:x2="12.4cm" svg:y2="12.1cm" draw:start-shape="id8" draw:start-glue-point="1" draw:end-shape="id9" svg:d="M8101 12101h2150v-1h2149" svg:viewBox="0 0 4300 2">
          <text:p/>
        </draw:connector>
        <draw:connector draw:style-name="gr6" draw:text-style-name="P2" draw:layer="layout" svg:x1="15.05cm" svg:y1="12.8cm" svg:x2="5.45cm" svg:y2="14cm" draw:start-shape="id9" draw:start-glue-point="2" draw:end-shape="id10" svg:d="M15050 12800v601h-9600v599" svg:viewBox="0 0 9601 1201">
          <text:p/>
        </draw:connector>
        <draw:connector draw:style-name="gr6" draw:text-style-name="P2" draw:layer="layout" svg:x1="8.101cm" svg:y1="20.401cm" svg:x2="12.2cm" svg:y2="20.4cm" draw:start-shape="id11" draw:start-glue-point="1" draw:end-shape="id12" draw:end-glue-point="3" svg:d="M8101 20401h2050v-1h2049" svg:viewBox="0 0 4100 2">
          <text:p/>
        </draw:connector>
        <draw:connector draw:style-name="gr6" draw:text-style-name="P2" draw:layer="layout" svg:x1="14.85cm" svg:y1="21.1cm" svg:x2="5.45cm" svg:y2="22.3cm" draw:start-shape="id12" draw:start-glue-point="2" draw:end-shape="id13" draw:end-glue-point="0" svg:d="M14850 21100v601h-9400v599" svg:viewBox="0 0 9401 1201">
          <text:p/>
        </draw:connector>
        <draw:connector draw:style-name="gr6" draw:text-style-name="P2" draw:layer="layout" svg:x1="8.1cm" svg:y1="23cm" svg:x2="12cm" svg:y2="23cm" draw:start-shape="id13" draw:start-glue-point="1" draw:end-shape="id14" svg:d="M8100 23000h3900" svg:viewBox="0 0 3901 1">
          <text:p/>
        </draw:connector>
        <draw:connector draw:style-name="gr6" draw:text-style-name="P2" draw:layer="layout" svg:x1="14.65cm" svg:y1="23.7cm" svg:x2="5.35cm" svg:y2="25cm" draw:start-shape="id14" draw:start-glue-point="2" draw:end-shape="id15" draw:end-glue-point="0" svg:d="M14650 23700v651h-9300v649" svg:viewBox="0 0 9301 1301">
          <text:p/>
        </draw:connector>
        <draw:custom-shape draw:style-name="gr4" draw:text-style-name="P3" xml:id="id16" draw:id="id16" draw:layer="layout" svg:width="5.3cm" svg:height="1.4cm" svg:x="12cm" svg:y="25cm">
          <text:p text:style-name="P3"><text:span text:style-name="T2">Synchronisation des ac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7" draw:id="id17" draw:layer="layout" svg:width="5.3cm" svg:height="1.4cm" svg:x="12cm" svg:y="27.3cm">
          <text:p text:style-name="P3"><text:span text:style-name="T2">Fin de la part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9" draw:id="id19" draw:layer="layout" svg:width="2.2cm" svg:height="2.1cm" svg:x="4.3cm" svg:y="29.4cm">
          <text:p text:style-name="P2"><text:span text:style-name="T3">Rejou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8cm" svg:y1="25.7cm" svg:x2="12cm" svg:y2="25.7cm" draw:start-shape="id15" draw:start-glue-point="1" draw:end-shape="id16" draw:end-glue-point="3" svg:d="M8000 25700h4000" svg:viewBox="0 0 4001 1">
          <text:p/>
        </draw:connector>
        <draw:connector draw:style-name="gr6" draw:text-style-name="P2" draw:layer="layout" svg:x1="14.65cm" svg:y1="26.4cm" svg:x2="14.65cm" svg:y2="27.3cm" draw:start-shape="id16" draw:start-glue-point="2" draw:end-shape="id17" draw:end-glue-point="0" svg:d="M14650 26400v900" svg:viewBox="0 0 1 901">
          <text:p/>
        </draw:connector>
        <draw:connector draw:style-name="gr6" draw:text-style-name="P2" draw:layer="layout" svg:x1="12cm" svg:y1="28cm" svg:x2="8.1cm" svg:y2="28cm" draw:start-shape="id17" draw:start-glue-point="3" draw:end-shape="id18" svg:d="M12000 28000h-3900" svg:viewBox="0 0 3901 1">
          <text:p/>
        </draw:connector>
        <draw:connector draw:style-name="gr6" draw:text-style-name="P2" draw:layer="layout" svg:x1="5.45cm" svg:y1="28.7cm" svg:x2="5.4cm" svg:y2="29.4cm" draw:start-shape="id18" draw:start-glue-point="2" draw:end-shape="id19" draw:end-glue-point="4" svg:d="M5450 28700v351h-50v349" svg:viewBox="0 0 51 701">
          <text:p/>
        </draw:connector>
        <draw:connector draw:style-name="gr6" draw:text-style-name="P2" draw:layer="layout" svg:x1="4.3cm" svg:y1="30.45cm" svg:x2="2.8cm" svg:y2="23cm" draw:start-shape="id19" draw:start-glue-point="5" draw:end-shape="id13" draw:end-glue-point="3" svg:d="M4300 30450h-2001v-7450h501" svg:viewBox="0 0 2002 7451">
          <text:p/>
        </draw:connector>
        <draw:frame draw:style-name="gr1" draw:text-style-name="P5" draw:layer="layout" svg:width="2cm" svg:height="0.75cm" svg:x="12.4cm" svg:y="9.45cm">
          <draw:text-box>
            <text:p text:style-name="P5"><text:span text:style-name="T4">Succès</text:span></text:p>
          </draw:text-box>
        </draw:frame>
        <draw:frame draw:style-name="gr1" draw:text-style-name="P5" draw:layer="layout" svg:width="2cm" svg:height="0.75cm" svg:x="16.1cm" svg:y="9.5cm">
          <draw:text-box>
            <text:p text:style-name="P5"><text:span text:style-name="T4">Echec</text:span></text:p>
          </draw:text-box>
        </draw:frame>
        <draw:frame draw:style-name="gr1" draw:text-style-name="P5" draw:layer="layout" svg:width="2cm" svg:height="0.75cm" svg:x="3.2cm" svg:y="29.9cm">
          <draw:text-box>
            <text:p text:style-name="P5"><text:span text:style-name="T4">Oui</text:span></text:p>
          </draw:text-box>
        </draw:frame>
        <draw:frame draw:style-name="gr1" draw:text-style-name="P5" draw:layer="layout" svg:width="2cm" svg:height="0.75cm" svg:x="4.2cm" svg:y="31.1cm">
          <draw:text-box>
            <text:p text:style-name="P5"><text:span text:style-name="T4">Non</text:span></text:p>
          </draw:text-box>
        </draw:frame>
        <draw:connector draw:style-name="gr6" draw:text-style-name="P2" draw:layer="layout" draw:line-skew="-0.402cm -0.6cm" svg:x1="5.4cm" svg:y1="31.5cm" svg:x2="2.801cm" svg:y2="12.101cm" draw:start-shape="id19" draw:start-glue-point="6" draw:end-shape="id8" draw:end-glue-point="3" svg:d="M5400 31500v100h-3700v-19499h1101" svg:viewBox="0 0 3701 19500">
          <text:p/>
        </draw:connector>
        <draw:custom-shape draw:style-name="gr4" draw:text-style-name="P4" xml:id="id20" draw:id="id20" draw:layer="layout" svg:width="2.2cm" svg:height="2.1cm" svg:x="4.3cm" svg:y="16.1cm">
          <text:p text:style-name="P2"><text:span text:style-name="T3">Action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2" draw:layer="layout" svg:x1="5.45cm" svg:y1="15.4cm" svg:x2="5.4cm" svg:y2="16.1cm" draw:start-shape="id10" draw:start-glue-point="2" draw:end-shape="id20" draw:end-glue-point="4" svg:d="M5450 15400v351h-50v349" svg:viewBox="0 0 51 701">
          <text:p/>
        </draw:connector>
        <draw:connector draw:style-name="gr6" draw:text-style-name="P2" draw:layer="layout" svg:x1="5.4cm" svg:y1="18.2cm" svg:x2="5.451cm" svg:y2="19.701cm" draw:start-shape="id20" draw:start-glue-point="6" draw:end-shape="id11" draw:end-glue-point="0" svg:d="M5400 18200v751h51v750" svg:viewBox="0 0 52 1502">
          <text:p/>
        </draw:connector>
        <draw:frame draw:style-name="gr1" draw:text-style-name="P5" draw:layer="layout" svg:width="2.4cm" svg:height="1.123cm" svg:x="5.3cm" svg:y="17.95cm">
          <draw:text-box>
            <text:p text:style-name="P5"><text:span text:style-name="T4">Joindre une partie</text:span></text:p>
          </draw:text-box>
        </draw:frame>
        <draw:frame draw:style-name="gr1" draw:text-style-name="P5" draw:layer="layout" svg:width="2cm" svg:height="1.123cm" svg:x="2.8cm" svg:y="16.1cm">
          <draw:text-box>
            <text:p text:style-name="P5"><text:span text:style-name="T4">Quitter le jeu</text:span></text:p>
          </draw:text-box>
        </draw:frame>
        <draw:frame draw:style-name="gr1" draw:text-style-name="P5" draw:layer="layout" svg:width="2.4cm" svg:height="1.123cm" svg:x="6.4cm" svg:y="16.177cm">
          <draw:text-box>
            <text:p text:style-name="P5"><text:span text:style-name="T4">Créer une partie</text:span></text:p>
          </draw:text-box>
        </draw:frame>
        <draw:custom-shape draw:style-name="gr4" draw:text-style-name="P3" xml:id="id21" draw:id="id21" draw:layer="layout" svg:width="5.3cm" svg:height="1.4cm" svg:x="12.2cm" svg:y="16.5cm">
          <text:p text:style-name="P3"><text:span text:style-name="T2">Création de part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6.5cm" svg:y1="17.15cm" svg:x2="12.2cm" svg:y2="17.2cm" draw:start-shape="id20" draw:start-glue-point="7" draw:end-shape="id21" draw:end-glue-point="3" svg:d="M6500 17150h2851v50h2849" svg:viewBox="0 0 5701 51">
          <text:p/>
        </draw:connector>
        <draw:connector draw:style-name="gr6" draw:text-style-name="P2" draw:layer="layout" svg:x1="14.85cm" svg:y1="17.9cm" svg:x2="14.85cm" svg:y2="19.7cm" draw:start-shape="id21" draw:start-glue-point="2" draw:end-shape="id12" svg:d="M14850 17900v1800" svg:viewBox="0 0 1 1801">
          <text:p/>
        </draw:connector>
        <draw:custom-shape draw:style-name="gr4" draw:text-style-name="P3" xml:id="id22" draw:id="id22" draw:layer="layout" svg:width="5.3cm" svg:height="1.4cm" svg:x="2.8cm" svg:y="33.1cm">
          <text:p text:style-name="P3"><text:span text:style-name="T2">Déconnex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6.5cm" svg:y1="30.45cm" svg:x2="5.45cm" svg:y2="33.1cm" draw:start-shape="id19" draw:start-glue-point="7" draw:end-shape="id22" draw:end-glue-point="0" svg:d="M6500 30450h502v1851h-1552v799" svg:viewBox="0 0 1553 2651">
          <text:p/>
        </draw:connector>
        <draw:frame draw:style-name="gr1" draw:text-style-name="P5" draw:layer="layout" svg:width="2cm" svg:height="0.75cm" svg:x="6.5cm" svg:y="29.85cm">
          <draw:text-box>
            <text:p text:style-name="P5"><text:span text:style-name="T4">Quitter</text:span></text:p>
          </draw:text-box>
        </draw:frame>
        <draw:connector draw:style-name="gr6" draw:text-style-name="P2" draw:layer="layout" draw:line-skew="-1.799cm 6.599cm" svg:x1="4.3cm" svg:y1="17.15cm" svg:x2="5.45cm" svg:y2="33.1cm" draw:start-shape="id20" draw:start-glue-point="5" draw:end-shape="id22" draw:end-glue-point="0" svg:d="M4300 17150h-2300v15100h3450v850" svg:viewBox="0 0 3451 15951">
          <text:p/>
        </draw:connector>
        <draw:custom-shape draw:style-name="gr4" draw:text-style-name="P3" xml:id="id23" draw:id="id23" draw:layer="layout" svg:width="5.3cm" svg:height="1.4cm" svg:x="12cm" svg:y="33.1cm">
          <text:p text:style-name="P3"><text:span text:style-name="T2">Déconnex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24" draw:id="id24" draw:layer="layout" svg:width="5.3cm" svg:height="1.4cm" svg:x="2.8cm" svg:y="35.6cm">
          <text:p text:style-name="P3"><text:span text:style-name="T2">Sortie de l'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5" draw:id="id25" draw:layer="layout" svg:width="1.1cm" svg:height="1.1cm" svg:x="4.9cm" svg:y="3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svg:x1="8.1cm" svg:y1="33.8cm" svg:x2="12cm" svg:y2="33.8cm" draw:start-shape="id22" draw:start-glue-point="1" draw:end-shape="id23" svg:d="M8100 33800h3900" svg:viewBox="0 0 3901 1">
          <text:p/>
        </draw:connector>
        <draw:connector draw:style-name="gr6" draw:text-style-name="P2" draw:layer="layout" svg:x1="14.65cm" svg:y1="34.5cm" svg:x2="5.45cm" svg:y2="35.6cm" draw:start-shape="id23" draw:end-shape="id24" draw:end-glue-point="0" svg:d="M14650 34500v551h-9200v549" svg:viewBox="0 0 9201 1101">
          <text:p/>
        </draw:connector>
        <draw:connector draw:style-name="gr6" draw:text-style-name="P2" draw:layer="layout" svg:x1="5.45cm" svg:y1="37cm" svg:x2="5.45cm" svg:y2="37.7cm" draw:start-shape="id24" draw:start-glue-point="2" draw:end-shape="id25" draw:end-glue-point="4" svg:d="M5450 37000v700" svg:viewBox="0 0 1 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CH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39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29M2S</meta:editing-duration>
    <meta:editing-cycles>23</meta:editing-cycles>
    <meta:generator>LibreOffice/4.2.6.3$Windows_x86 LibreOffice_project/3fd416d4c6db7d3204c17ce57a1d70f6e531ee21</meta:generator>
    <dc:date>2017-04-05T12:21:56.682000000</dc:date>
    <meta:document-statistic meta:object-count="63"/>
  </office:meta>
</office:document-meta>
</file>